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652cm"/>
    </style:style>
    <style:style style:name="ESS_5f_SKILL.C" style:display-name="ESS_SKILL.C" style:family="table-column">
      <style:table-column-properties style:column-width="2.709cm"/>
    </style:style>
    <style:style style:name="ESS_5f_SKILL.1" style:display-name="ESS_SKILL.1" style:family="table-row">
      <style:table-row-properties style:min-row-height="1.012cm" style:keep-together="true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ESS_5f_SKILL.2" style:display-name="ESS_SKILL.2" style:family="table-row">
      <style:table-row-properties style:keep-together="true" fo:keep-together="auto"/>
    </style:style>
    <style:style style:name="ESS_5f_SKILL.A2" style:display-name="ESS_SKILL.A2" style:family="table-cell" style:data-style-name="N0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style:keep-together="true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.2" style:display-name="NICE_TO_HAVE_SKILL.2" style:family="table-row">
      <style:table-row-properties style:keep-together="true" fo:keep-together="auto"/>
    </style:style>
    <style:style style:name="NICE_5f_TO_5f_HAVE_5f_SKILL_5f_TEXT" style:display-name="NICE_TO_HAVE_SKILL_TEXT" style:family="table">
      <style:table-properties style:width="15.909cm" fo:margin-left="-0.97cm" fo:margin-top="0cm" fo:margin-bottom="0cm" table:align="left" style:writing-mode="lr-tb"/>
    </style:style>
    <style:style style:name="NICE_5f_TO_5f_HAVE_5f_SKILL_5f_TEXT.A" style:display-name="NICE_TO_HAVE_SKILL_TEXT.A" style:family="table-column">
      <style:table-column-properties style:column-width="15.909cm"/>
    </style:style>
    <style:style style:name="NICE_5f_TO_5f_HAVE_5f_SKILL_5f_TEXT.A1" style:display-name="NICE_TO_HAVE_SKILL_TEXT.A1" style:family="table-cell">
      <style:table-cell-properties fo:padding-left="0.191cm" fo:padding-right="0.191cm" fo:padding-top="0cm" fo:padding-bottom="0cm" fo:border="0.018cm solid #000000" style:writing-mode="lr-tb"/>
    </style:style>
    <style:style style:name="NICE_5f_TO_5f_HAVE_5f_SKILL_5f_TEXT.2" style:display-name="NICE_TO_HAVE_SKILL_TEXT.2" style:family="table-row">
      <style:table-row-properties style:min-row-height="2.942cm" style:use-optimal-row-height="false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5.909cm" fo:margin-left="-0.97cm" fo:margin-top="0cm" fo:margin-bottom="0cm" table:align="left" style:writing-mode="lr-tb"/>
    </style:style>
    <style:style style:name="Table1.A" style:family="table-column">
      <style:table-column-properties style:column-width="15.909cm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2.942cm" style:use-optimal-row-height="fals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orphans="0" fo:widows="0"/>
      <style:text-properties fo:font-weight="bold" style:font-weight-asian="bold"/>
    </style:style>
    <style:style style:name="P9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-1.251cm" fo:margin-right="0cm" fo:text-indent="0cm" style:auto-text-indent="false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7" style:family="paragraph" style:parent-style-name="Standard">
      <style:paragraph-properties fo:margin-top="0cm" fo:margin-bottom="0cm" fo:text-align="start" style:justify-single-word="false" fo:orphans="2" fo:widows="2"/>
      <style:text-properties fo:color="#000000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/>
    </style:style>
    <style:style style:name="P23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T3" style:family="text">
      <style:text-properties fo:color="#000000" fo:font-size="10pt" style:font-size-asian="10pt" style:font-size-complex="12.5pt" style:font-weight-complex="bold" loext:opacity="100%"/>
    </style:style>
    <style:style style:name="T4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5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6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7" style:family="text">
      <style:text-properties fo:color="#000000" fo:font-weight="bold" style:font-weight-asian="bold" style:font-size-complex="12.5pt" style:font-weight-complex="bold" loext:opacity="100%"/>
    </style:style>
    <style:style style:name="T8" style:family="text">
      <style:text-properties fo:color="#000000" loext:opacity="100%" loext:padding="0cm" loext:border="none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size="12.5pt" style:font-size-asian="12.5pt" style:font-name-complex="Calibri1" style:font-size-complex="12.5pt"/>
    </style:style>
    <style:style style:name="T11" style:family="text">
      <style:text-properties fo:font-size="12.5pt" fo:background-color="#ffffff" style:font-size-asian="12.5pt" style:font-name-complex="Calibri1" style:font-size-complex="12.5pt" loext:char-shading-value="0"/>
    </style:style>
    <style:style style:name="T12" style:family="text">
      <style:text-properties fo:color="#5b9bd5" fo:font-weight="bold" style:font-weight-asian="bold" loext:opacity="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Hlk95926626"/>«Insert Procurement Title» </text:p>
      <text:p text:style-name="P3"><text:span text:style-name="T8">Unique Procurement Reference: </text:span>«Insert Procurement ID»</text:p>
      <text:p text:style-name="P1"><text:span text:style-name="T4">Event </text:span><text:span text:style-name="T4">Reference: </text:span><text:bookmark-start text:name="_Hlk92685062"/><text:span text:style-name="T4">«</text:span><text:bookmark-end text:name="_Hlk92685062"/><text:span text:style-name="T4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‘call-off further competition’ in relation to</text:p>
      <text:p text:style-name="P3">LOT «Insert Lot id» «Insert Lot Name»</text:p>
      <text:p text:style-name="P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22">«Insert Name of Buyer»<text:bookmark-end text:name="_Hlk96322841"/><text:bookmark text:name="_Hlk96322526"/></text:p>
      <text:p text:style-name="P5"/>
      <text:p text:style-name="P9"/>
      <text:p text:style-name="P11"/>
      <text:p text:style-name="P11"/>
      <text:p text:style-name="P12">If you wish to participate in this procurement you must respond to the Essential and Nice-to-have criteria. You must also confirm when you can start work.</text:p>
      <text:p text:style-name="P12"/>
      <text:p text:style-name="P12">You should use this template to complete your response to the questions below. Any other template used may not be accepted.</text:p>
      <text:p text:style-name="P12"/>
      <text:p text:style-name="P10"><text:span text:style-name="T10">Responses will be evaluated and scored using the scoring method detailed in the Statement of Requirements </text:span><text:span text:style-name="T11">(Attachment 1 in the bid pack).</text:span></text:p>
      <text:p text:style-name="P12"/>
      <text:p text:style-name="P10"><text:span text:style-name="T10">Responses must be uploaded by the closing date for applications </text:span><text:span text:style-name="T4">«Insert Time, Date, Month, Year of #4».</text:span></text:p>
      <text:p text:style-name="P13"/>
      <text:p text:style-name="P13">Responses must be made in English. If you exceed the 750 character count (including spaces) in any response to a question, your application may be considered non-compliant and rejected.</text:p>
      <text:p text:style-name="P13"/>
      <text:p text:style-name="P13">You must be able to respond to all Essential skills and experience for your application to be considered.</text:p>
      <text:p text:style-name="P13"/>
      <text:p text:style-name="P16">Essential skills and experience<text:line-break/></text:p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7">#</text:p>
          </table:table-cell>
          <table:table-cell table:style-name="ESS_5f_SKILL.A1" office:value-type="string">
            <text:p text:style-name="P8">Question</text:p>
          </table:table-cell>
          <table:table-cell table:style-name="ESS_5f_SKILL.A1" office:value-type="string">
            <text:p text:style-name="P8">Weighting %</text:p>
          </table:table-cell>
        </table:table-row>
        <table:table-row table:style-name="ESS_5f_SKILL.2">
          <table:table-cell table:style-name="ESS_5f_SKILL.A2" office:value-type="float" office:value="1">
            <text:p text:style-name="P2">1</text:p>
          </table:table-cell>
          <table:table-cell table:style-name="ESS_5f_SKILL.A1" office:value-type="string">
            <text:p text:style-name="P6"><text:span text:style-name="T7">«Insert_</text:span><text:span text:style-name="T4">Technical_Comp_Ess_Skill_Descrip_#</text:span><text:span text:style-name="T7">»</text:span><text:span text:style-name="T12"><text:line-break/></text:span></text:p>
            <text:p text:style-name="P6"/>
          </table:table-cell>
          <table:table-cell table:style-name="ESS_5f_SKILL.A1" office:value-type="string">
            <text:p text:style-name="P6"><text:span text:style-name="T7">«Insert_</text:span><text:span text:style-name="T4">Technical_Comp_Ess_Skill_Weight_#</text:span><text:span text:style-name="T7">»</text:span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4">Supplier Response to be inserted in the text box below: </text:p>
            <text:p text:style-name="P4">(max 750 characters including spaces)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</table:table-row>
      </table:table>
      <text:p text:style-name="P14"/>
      <text:p text:style-name="P14"/>
      <text:p text:style-name="P14"/>
      <text:p text:style-name="P16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7">#</text:p>
          </table:table-cell>
          <table:table-cell table:style-name="NICE_5f_TO_5f_HAVE_5f_SKILL.A1" office:value-type="string">
            <text:p text:style-name="P8">Question</text:p>
          </table:table-cell>
          <table:table-cell table:style-name="NICE_5f_TO_5f_HAVE_5f_SKILL.A1" office:value-type="string">
            <text:p text:style-name="P8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Descrip_conditional_#</text:span><text:span text:style-name="T7">»</text:span><text:span text:style-name="T12"><text:line-break/></text:span></text:p>
            <text:p text:style-name="P6"/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</text:span><text:soft-page-break/><text:span text:style-name="T4">Weight#_conditional_#</text:span><text:span text:style-name="T7">»</text:span></text:p>
          </table:table-cell>
        </table:table-row>
      </table:table>
      <table:table table:name="NICE_TO_HAVE_SKILL_TEXT" table:style-name="NICE_5f_TO_5f_HAVE_5f_SKILL_5f_TEXT">
        <table:table-column table:style-name="NICE_5f_TO_5f_HAVE_5f_SKILL_5f_TEXT.A"/>
        <table:table-row>
          <table:table-cell table:style-name="NICE_5f_TO_5f_HAVE_5f_SKILL_5f_TEXT.A1" office:value-type="string">
            <text:p text:style-name="P4">Supplier Response to be inserted in the text box below: </text:p>
            <text:p text:style-name="P4">(max 750 characters including spaces)</text:p>
          </table:table-cell>
        </table:table-row>
        <table:table-row table:style-name="NICE_5f_TO_5f_HAVE_5f_SKILL_5f_TEXT.2">
          <table:table-cell table:style-name="NICE_5f_TO_5f_HAVE_5f_SKILL_5f_TEXT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Provisional procurement timeline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Activity</text:p>
          </table:table-cell>
          <table:table-cell table:style-name="Table3.A1" office:value-type="string">
            <text:p text:style-name="P19">Date</text:p>
          </table:table-cell>
        </table:table-row>
        <table:table-row table:style-name="Table3.1">
          <table:table-cell table:style-name="Table3.A1" office:value-type="string">
            <text:p text:style-name="P20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1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1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1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0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0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0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0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0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0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0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0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0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1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MT3" style:family="text">
      <style:text-properties fo:color="#000000" fo:font-size="10pt" style:font-size-asian="10pt" style:font-size-complex="12.5pt" style:font-weight-complex="bold" loext:opacity="100%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19</meta:editing-cycles>
    <meta:creation-date>2022-10-11T10:45:00</meta:creation-date>
    <dc:date>2023-06-14T06:16:22.349493697</dc:date>
    <meta:editing-duration>PT10M31S</meta:editing-duration>
    <meta:generator>OpenOffice/4.1.15$Unix OpenOffice.org_project/4115m2$Build-9813</meta:generator>
    <meta:document-statistic meta:table-count="5" meta:image-count="0" meta:object-count="0" meta:page-count="3" meta:paragraph-count="66" meta:word-count="392" meta:character-count="2685"/>
    <meta:user-defined meta:name="AppVersion">16.0000</meta:user-defined>
    <meta:template xlink:type="simple" xlink:actuate="onRequest" xlink:title="Normal" xlink:href=""/>
  </office:meta>
</office:document-meta>
</file>